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405cm" svg:height="1.566cm" svg:x="3.1cm" svg:y="2.593cm">
          <text:p text:style-name="P1">TScreenObject</text:p>
        </draw:rect>
        <draw:rect draw:style-name="gr1" draw:text-style-name="P1" xml:id="id6" draw:id="id6" draw:layer="layout" svg:width="3.736cm" svg:height="1.567cm" svg:x="11.267cm" svg:y="2.437cm">
          <text:p text:style-name="P1">TDataArrays</text:p>
          <text:p text:style-name="P1">used in formulas</text:p>
        </draw:rect>
        <draw:rect draw:style-name="gr1" draw:text-style-name="P1" xml:id="id4" draw:id="id4" draw:layer="layout" svg:width="3.809cm" svg:height="3.333cm" svg:x="11.491cm" svg:y="5.422cm">
          <text:p text:style-name="P1">TObserver </text:p>
          <text:p text:style-name="P1">for 0, 1, or 2 </text:p>
          <text:p text:style-name="P1">elevation formulas</text:p>
          <text:p text:style-name="P1">with </text:p>
          <text:p text:style-name="P1">TScreenObject</text:p>
        </draw:rect>
        <draw:rect draw:style-name="gr1" draw:text-style-name="P1" xml:id="id5" draw:id="id5" draw:layer="layout" svg:width="3.442cm" svg:height="3.333cm" svg:x="15.52cm" svg:y="5.422cm">
          <text:p text:style-name="P1">TObserver </text:p>
          <text:p text:style-name="P1">for mixture </text:p>
          <text:p text:style-name="P1">formula with </text:p>
          <text:p text:style-name="P1">TScreenObject</text:p>
        </draw:rect>
        <draw:rect draw:style-name="gr1" draw:text-style-name="P1" xml:id="id3" draw:id="id3" draw:layer="layout" svg:width="3.442cm" svg:height="3.333cm" svg:x="7.646cm" svg:y="5.422cm">
          <text:p text:style-name="P1">TObserver </text:p>
          <text:p text:style-name="P1">for formula</text:p>
          <text:p text:style-name="P1">with </text:p>
          <text:p text:style-name="P1">TScreenObject</text:p>
        </draw:rect>
        <draw:rect draw:style-name="gr1" draw:text-style-name="P1" xml:id="id7" draw:id="id7" draw:layer="layout" svg:width="3.662cm" svg:height="2.049cm" svg:x="3.146cm" svg:y="10.695cm">
          <text:p text:style-name="P1">TDataArrays </text:p>
          <text:p text:style-name="P1">used in default</text:p>
          <text:p text:style-name="P1">mixture formula</text:p>
        </draw:rect>
        <draw:rect draw:style-name="gr1" draw:text-style-name="P1" xml:id="id8" draw:id="id8" draw:layer="layout" svg:width="3.662cm" svg:height="2.048cm" svg:x="3.146cm" svg:y="13.346cm">
          <text:p text:style-name="P1">TDataArrays </text:p>
          <text:p text:style-name="P1">used in default</text:p>
          <text:p text:style-name="P1">formula</text:p>
        </draw:rect>
        <draw:rect draw:style-name="gr1" draw:text-style-name="P1" xml:id="id2" draw:id="id2" draw:layer="layout" svg:width="3.809cm" svg:height="2.168cm" svg:x="9.924cm" svg:y="12.824cm">
          <text:p text:style-name="P1">TDataArray</text:p>
          <text:p text:style-name="P1">affected by </text:p>
          <text:p text:style-name="P1">TScreenObject</text:p>
        </draw:rect>
        <draw:connector draw:style-name="gr2" draw:text-style-name="P1" draw:layer="layout" draw:type="lines" svg:x1="4.802cm" svg:y1="4.159cm" svg:x2="9.924cm" svg:y2="13.908cm" draw:start-shape="id1" draw:start-glue-point="2" draw:end-shape="id2" svg:d="m4802 4159v501l4621 9248h501">
          <text:p text:style-name="P1">3</text:p>
        </draw:connector>
        <draw:connector draw:style-name="gr3" draw:text-style-name="P1" draw:layer="layout" draw:type="curve" svg:x1="4.802cm" svg:y1="4.159cm" svg:x2="9.367cm" svg:y2="5.422cm" draw:start-shape="id1" draw:start-glue-point="2" draw:end-shape="id3" draw:end-glue-point="0" svg:d="m4802 4159c0 948 4565 317 4565 1263">
          <text:p/>
        </draw:connector>
        <draw:connector draw:style-name="gr3" draw:text-style-name="P1" draw:layer="layout" draw:type="curve" svg:x1="4.802cm" svg:y1="4.159cm" svg:x2="13.395cm" svg:y2="5.422cm" draw:start-shape="id1" draw:start-glue-point="2" draw:end-shape="id4" draw:end-glue-point="0" svg:d="m4802 4159c0 948 8593 317 8593 1263">
          <text:p/>
        </draw:connector>
        <draw:connector draw:style-name="gr3" draw:text-style-name="P1" draw:layer="layout" draw:type="curve" svg:x1="4.802cm" svg:y1="4.159cm" svg:x2="17.241cm" svg:y2="5.422cm" draw:start-shape="id1" draw:end-shape="id5" draw:end-glue-point="0" svg:d="m4802 4159c0 948 12439 317 12439 1263">
          <text:p/>
        </draw:connector>
        <draw:connector draw:style-name="gr3" draw:text-style-name="P1" draw:layer="layout" draw:type="curve" svg:x1="13.135cm" svg:y1="4.004cm" svg:x2="9.367cm" svg:y2="5.422cm" draw:start-shape="id6" draw:end-shape="id3" draw:end-glue-point="0" svg:d="m13135 4004c0 1063-3768 355-3768 1418">
          <text:p/>
        </draw:connector>
        <draw:connector draw:style-name="gr3" draw:text-style-name="P1" draw:layer="layout" draw:type="curve" svg:x1="13.135cm" svg:y1="4.004cm" svg:x2="13.395cm" svg:y2="5.422cm" draw:start-shape="id6" draw:start-glue-point="2" draw:end-shape="id4" svg:d="m13135 4004c0 1063 260 355 260 1418">
          <text:p/>
        </draw:connector>
        <draw:connector draw:style-name="gr3" draw:text-style-name="P1" draw:layer="layout" draw:type="curve" svg:x1="13.135cm" svg:y1="4.004cm" svg:x2="17.241cm" svg:y2="5.422cm" draw:start-shape="id6" draw:start-glue-point="2" draw:end-shape="id5" svg:d="m13135 4004c0 1063 4106 355 4106 1418">
          <text:p/>
        </draw:connector>
        <draw:connector draw:style-name="gr2" draw:text-style-name="P1" draw:layer="layout" draw:type="curve" svg:x1="9.367cm" svg:y1="8.755cm" svg:x2="11.828cm" svg:y2="12.824cm" draw:start-shape="id3" draw:start-glue-point="2" draw:end-shape="id2" draw:end-glue-point="0" svg:d="m9367 8755c0 3052 2461 1018 2461 4069">
          <text:p text:style-name="P1">4</text:p>
        </draw:connector>
        <draw:connector draw:style-name="gr2" draw:text-style-name="P1" draw:layer="layout" draw:type="curve" svg:x1="13.395cm" svg:y1="8.755cm" svg:x2="11.828cm" svg:y2="12.824cm" draw:start-shape="id4" draw:start-glue-point="2" draw:end-shape="id2" svg:d="m13395 8755c0 3052-1567 1018-1567 4069">
          <text:p text:style-name="P1">5</text:p>
        </draw:connector>
        <draw:connector draw:style-name="gr2" draw:text-style-name="P1" draw:layer="layout" draw:type="curve" svg:x1="17.241cm" svg:y1="8.755cm" svg:x2="11.828cm" svg:y2="12.824cm" draw:start-shape="id5" draw:end-shape="id2" draw:end-glue-point="0" svg:d="m17241 8755c0 3052-5413 1018-5413 4069">
          <text:p text:style-name="P1">6</text:p>
        </draw:connector>
        <draw:connector draw:style-name="gr2" draw:text-style-name="P1" draw:layer="layout" draw:type="curve" svg:x1="6.808cm" svg:y1="11.719cm" svg:x2="9.924cm" svg:y2="13.908cm" draw:start-shape="id7" draw:start-glue-point="1" draw:end-shape="id2" draw:end-glue-point="3" svg:d="m6808 11719c2337 0 779 2189 3116 2189">
          <text:p text:style-name="P1">2</text:p>
        </draw:connector>
        <draw:connector draw:style-name="gr2" draw:text-style-name="P1" draw:layer="layout" draw:type="curve" svg:x1="6.808cm" svg:y1="14.37cm" svg:x2="9.924cm" svg:y2="13.908cm" draw:start-shape="id8" draw:start-glue-point="1" draw:end-shape="id2" svg:d="m6808 14370c2337 0 779-462 3116-462">
          <text:p text:style-name="P1"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ichard Winston</meta:initial-creator>
    <meta:creation-date>2012-06-19T22:59:14.32</meta:creation-date>
    <dc:date>2012-06-19T23:19:03.48</dc:date>
    <dc:creator>Richard Winston</dc:creator>
    <meta:editing-duration>PT4M27S</meta:editing-duration>
    <meta:editing-cycles>4</meta:editing-cycles>
    <meta:generator>OpenOffice.org/3.3$Win32 OpenOffice.org_project/330m20$Build-9567</meta:generator>
    <meta:document-statistic meta:object-count="20"/>
  </office:meta>
</office:document-meta>
</file>